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87cm" fo:min-width="3.662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cm" fo:min-width="1.146cm"/>
    </style:style>
    <style:style style:name="gr3" style:family="graphic" style:parent-style-name="objectwithoutfill">
      <style:graphic-properties draw:stroke="dash" draw:stroke-dash="Fine_20_Dashed" svg:stroke-width="0.02cm" svg:stroke-color="#ff3333" draw:marker-start-width="0.275cm" draw:marker-end-width="0.275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08cm" fo:min-width="3.66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06cm" fo:min-width="3.662cm"/>
    </style:style>
    <style:style style:name="gr6" style:family="graphic" style:parent-style-name="standard">
      <style:graphic-properties draw:stroke="dash" draw:stroke-dash="Ultrafine_20_2_20_Dots_20_3_20_Dashes" svg:stroke-color="#000000" draw:fill="solid" draw:fill-color="#ffffff" draw:textarea-horizontal-align="justify" draw:textarea-vertical-align="middle" draw:auto-grow-height="false" fo:min-height="0.608cm" fo:min-width="3.66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1cm" fo:min-width="1.824cm"/>
    </style:style>
    <style:style style:name="gr8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25cm" fo:min-width="3.66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62cm" svg:height="1.237cm" svg:x="7.638cm" svg:y="2.051cm">
          <text:p text:style-name="P1"><text:span text:style-name="T1">NetBSD lib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46cm" svg:height="0.38cm" svg:x="10.058cm" svg:y="2.717cm">
          <text:p text:style-name="P1"><text:span text:style-name="T2">syscall tra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058cm" svg:y1="2.717cm" svg:x2="11.704cm" svg:y2="3.098cm">
          <text:p/>
        </draw:line>
        <draw:line draw:style-name="gr3" draw:text-style-name="P4" draw:layer="layout" svg:x1="11.704cm" svg:y1="2.717cm" svg:x2="10.058cm" svg:y2="3.098cm">
          <text:p/>
        </draw:line>
        <draw:custom-shape draw:style-name="gr4" draw:text-style-name="P2" draw:layer="layout" svg:width="4.162cm" svg:height="0.858cm" svg:x="7.638cm" svg:y="0.337cm">
          <text:p text:style-name="P1"><text:span text:style-name="T1">control 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62cm" svg:height="0.856cm" svg:x="7.638cm" svg:y="1.195cm">
          <text:p text:style-name="P1"><text:span text:style-name="T1">userspace librar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62cm" svg:height="0.856cm" svg:x="7.638cm" svg:y="4.744cm">
          <text:p text:style-name="P1"><text:span text:style-name="T1">host (libc etc.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62cm" svg:height="0.856cm" svg:x="7.638cm" svg:y="3.888cm">
          <text:p text:style-name="P1"><text:span text:style-name="T1">librump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62cm" svg:height="0.858cm" svg:x="0.5cm" svg:y="2.137cm">
          <text:p text:style-name="P1"><text:span text:style-name="T1">local 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62cm" svg:height="0.856cm" svg:x="0.5cm" svg:y="3cm">
          <text:p text:style-name="P1"><text:span text:style-name="T1">rump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62cm" svg:height="0.856cm" svg:x="0.5cm" svg:y="3.844cm">
          <text:p text:style-name="P1"><text:span text:style-name="T1">librumpus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62cm" svg:height="0.856cm" svg:x="0.5cm" svg:y="4.7cm">
          <text:p text:style-name="P1"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9cm" svg:height="0.7cm" svg:x="4.7cm" svg:y="3.937cm">
          <text:p text:style-name="P1"><text:span text:style-name="T1">sysproxy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4.162cm" svg:height="0.5cm" svg:x="7.638cm" svg:y="3.337cm">
          <text:p text:style-name="P1"><text:span text:style-name="T1">rump kernel syscal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400%" draw:distance="2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2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12:14:01.127080701</meta:creation-date>
    <dc:date>2016-07-01T13:13:05.086065117</dc:date>
    <meta:editing-duration>PT52M40S</meta:editing-duration>
    <meta:editing-cycles>16</meta:editing-cycles>
    <meta:generator>LibreOffice/5.1.4.2$Linux_X86_64 LibreOffice_project/10m0$Build-2</meta:generator>
    <meta:document-statistic meta:object-count="14"/>
  </office:meta>
</office:document-meta>
</file>